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0f1" officeooo:paragraph-rsid="0005c0f1"/>
    </style:style>
    <style:style style:name="P2" style:family="paragraph" style:parent-style-name="Standard">
      <style:text-properties officeooo:paragraph-rsid="0005c0f1"/>
    </style:style>
    <style:style style:name="P3" style:family="paragraph" style:parent-style-name="Standard">
      <style:text-properties officeooo:paragraph-rsid="000666cb"/>
    </style:style>
    <style:style style:name="P4" style:family="paragraph" style:parent-style-name="Standard">
      <style:text-properties officeooo:rsid="000666cb" officeooo:paragraph-rsid="000666cb"/>
    </style:style>
    <style:style style:name="T1" style:family="text">
      <style:text-properties officeooo:rsid="0005c0f1"/>
    </style:style>
    <style:style style:name="T2" style:family="text">
      <style:text-properties officeooo:rsid="000666cb"/>
    </style:style>
    <style:style style:name="T3" style:family="text">
      <style:text-properties officeooo:rsid="00081ad4"/>
    </style:style>
    <style:style style:name="T4" style:family="text">
      <style:text-properties officeooo:rsid="0008c3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ivos que se agregan:</text:p>
      <text:p text:style-name="P2"><text:span text:style-name="T1">Apuntes.pdf : Archivo que contiene los diseños de la gramatica y el lexico.</text:span></text:p>
      <text:p text:style-name="P2"><text:span text:style-name="T1">PROY_FINAL.ts : Codigo fuente del analizador. Se encuentra comentado con su procedimiento</text:span></text:p>
      <text:p text:style-name="P4">Package.json : Archivo de proyecto node. Se utiliza para poder ejecutar el programa usando node</text:p>
      <text:p text:style-name="P3"><text:span text:style-name="T1">PROY_FINAL.js : Codigo objeto resultado de la compilación de Typescript a javascript. Puede ser ejecutado con node.</text:span></text:p>
      <text:p text:style-name="P3"><text:span text:style-name="T1">PROY_FINAL : Codigo ejecutable proveniente del archivo js. Se utilizón el paquete nexe para compilar.</text:span></text:p>
      <text:p text:style-name="P3"/>
      <text:p text:style-name="P4">Bitacora:</text:p>
      <text:p text:style-name="P4">* Se hizo el analizador lexico y sintactico a man<text:span text:style-name="T3">o.</text:span></text:p>
      <text:p text:style-name="P4">* <text:span text:style-name="T3">Al pasarse a computadora se encontraron diversos errores de redundancia y de orden de definicion de tokens.</text:span></text:p>
      <text:p text:style-name="P3"><text:span text:style-name="T2">* Estos errores se han corregido en diversos casos de prueba.</text:span></text:p>
      <text:p text:style-name="P3">* <text:span text:style-name="T4">Al finalizar las pruebas sencillas, se ha optado seguir con pruebas más avanzadas</text:span></text:p>
      <text:p text:style-name="P3">* <text:span text:style-name="T4">Se han encontrado ciertos errores aun no corregidos:</text:span></text:p>
      <text:p text:style-name="P3">- <text:span text:style-name="T4">Las sumas y restas deben de hacerse de esta manera: 5 + 3, hacerlo asi: 5+3 provoca que el +3 sea detectado como entero.</text:span></text:p>
      <text:p text:style-name="P3">- <text:span text:style-name="T4">Los estatutos si, mientras, entre otros requieren un punto y coma al finalizar. Se tiene que hacer la regla de mejro manera</text:span></text:p>
      <text:p text:style-name="P3">* <text:span text:style-name="T4">El Analizador sintactico mostraba redundancias en las reglas, sin embargo fueron corregidas.</text:span></text:p>
      <text:p text:style-name="P3">* <text:span text:style-name="T4">El analizador lexico-sintactico es capaz de mostrar errores particulares. Sin embargo, los nombres de los tokens requieren ser escritos para ser mas legible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8:46:50.443448038</meta:creation-date>
    <dc:date>2020-04-12T19:24:24.706642560</dc:date>
    <meta:editing-duration>PT7M3S</meta:editing-duration>
    <meta:editing-cycles>1</meta:editing-cycles>
    <meta:document-statistic meta:table-count="0" meta:image-count="0" meta:object-count="0" meta:page-count="1" meta:paragraph-count="16" meta:word-count="224" meta:character-count="1366" meta:non-whitespace-character-count="1158"/>
    <meta:generator>LibreOffice/6.3.5.2$Linux_X86_64 LibreOffice_project/30$Build-2</meta:generator>
  </office:meta>
</office:document-meta>
</file>